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4783c" officeooo:paragraph-rsid="0004783c" style:font-weight-asian="normal" style:font-weight-complex="normal"/>
    </style:style>
    <style:style style:name="P2" style:family="paragraph" style:parent-style-name="Standard">
      <style:text-properties fo:font-weight="normal" officeooo:rsid="00059a47" officeooo:paragraph-rsid="00059a47" style:font-weight-asian="normal" style:font-weight-complex="normal"/>
    </style:style>
    <style:style style:name="P3" style:family="paragraph" style:parent-style-name="Standard">
      <style:text-properties fo:font-weight="normal" officeooo:rsid="00063828" officeooo:paragraph-rsid="00063828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783c" officeooo:paragraph-rsid="0004783c" style:font-weight-asian="bold" style:font-weight-complex="bold"/>
    </style:style>
    <style:style style:name="T1" style:family="text">
      <style:text-properties officeooo:rsid="0005c1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t heb ik nu?</text:p>
      <text:p text:style-name="P1">1) Verschillende kleuren kokosmatten</text:p>
      <text:p text:style-name="P1">2) Rolbreedtes 100cm en 200cm</text:p>
      <text:p text:style-name="P2">3) Uitlezen Excel bestand (aangenomen kolom met kleur en rolbreedte)</text:p>
      <text:p text:style-name="P2">4) Knop die automatisch alle batch matten uit Excel bestand stackt in de goeie grids. Als er geen grid beschikbaar is van deze kleur → Maak een nieuwe grid aan</text:p>
      <text:p text:style-name="P2">5) Algorithme <text:span text:style-name="T1">bedacht</text:span> dat dubbele lijnen verwijdert</text:p>
      <text:p text:style-name="P2">- Heeft limitaties bij bepaalde configuraties</text:p>
      <text:p text:style-name="P3">6) Algorithme dat de op centimeter gestackte matten terugzet naar millimeters</text:p>
      <text:p text:style-name="P3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8:33:43.050262586</meta:creation-date>
    <meta:generator>LibreOffice/5.1.6.2$Linux_X86_64 LibreOffice_project/10m0$Build-2</meta:generator>
    <dc:date>2020-10-27T21:10:56.467244746</dc:date>
    <meta:editing-duration>PT1H22M2S</meta:editing-duration>
    <meta:editing-cycles>6</meta:editing-cycles>
    <meta:document-statistic meta:table-count="0" meta:image-count="0" meta:object-count="0" meta:page-count="1" meta:paragraph-count="9" meta:word-count="78" meta:character-count="480" meta:non-whitespace-character-count="411"/>
  </office:meta>
</office:document-meta>
</file>